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padding="0.0291in" fo:border-left="none" fo:border-right="none" fo:border-top="none" fo:border-bottom="0.06pt solid #000000" style:join-border="false"/>
    </style:style>
    <style:style style:name="P5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m: up-maxdist0.5 <text:s text:c="2"/>(100 genes)</text:p>
      <text:p text:style-name="P2">dm: down-maxdist0.5</text:p>
      <text:p text:style-name="P5">rm: random-maxdist0.5</text:p>
      <text:p text:style-name="P3">Break increment = 0.0001</text:p>
      <text:p text:style-name="Standard">&gt; ks.test(um100.crf0, rm100.crf0)</text:p>
      <text:p text:style-name="Standard"></text:p>
      <text:p text:style-name="Standard"><text:tab/>Two-sample Kolmogorov-Smirnov test</text:p>
      <text:p text:style-name="Standard"></text:p>
      <text:p text:style-name="Standard">data: <text:s/>um100.crf0 and rm100.crf0 </text:p>
      <text:p text:style-name="Standard">D = 0.0605, p-value &lt; 2.2e-16</text:p>
      <text:p text:style-name="Standard">alternative hypothesis: two-sided </text:p>
      <text:p text:style-name="Standard"></text:p>
      <text:p text:style-name="Standard">Warning message:</text:p>
      <text:p text:style-name="Standard">In ks.test(um100.crf0, rm100.crf0) :</text:p>
      <text:p text:style-name="Standard"><text:s text:c="2"/>p-values will be approximate in the presence of ties</text:p>
      <text:p text:style-name="Standard">&gt; ks.test(um100.crf0, dm100.crf0)</text:p>
      <text:p text:style-name="Standard"></text:p>
      <text:p text:style-name="Standard"><text:tab/>Two-sample Kolmogorov-Smirnov test</text:p>
      <text:p text:style-name="Standard"></text:p>
      <text:p text:style-name="Standard">data: <text:s/>um100.crf0 and dm100.crf0 </text:p>
      <text:p text:style-name="Standard">D = 0.045, p-value &lt; 2.2e-16</text:p>
      <text:p text:style-name="Standard">alternative hypothesis: two-sided </text:p>
      <text:p text:style-name="Standard"></text:p>
      <text:p text:style-name="Standard">Warning message:</text:p>
      <text:p text:style-name="Standard">In ks.test(um100.crf0, dm100.crf0) :</text:p>
      <text:p text:style-name="P4"><text:s text:c="2"/>p-values will be approximate in the presence of ties</text:p>
      <text:p text:style-name="Standard"/>
      <text:p text:style-name="P3">Break increment = 0.0005</text:p>
      <text:p text:style-name="Standard">&gt; ks.test(um100.crf0, rm100.crf0)</text:p>
      <text:p text:style-name="Standard"></text:p>
      <text:p text:style-name="Standard"><text:tab/>Two-sample Kolmogorov-Smirnov test</text:p>
      <text:p text:style-name="Standard"></text:p>
      <text:p text:style-name="Standard">data: <text:s/>um100.crf0 and rm100.crf0 </text:p>
      <text:p text:style-name="Standard">D = 0.0605, p-value = 8.793e-07</text:p>
      <text:p text:style-name="Standard">alternative hypothesis: two-sided </text:p>
      <text:p text:style-name="Standard"></text:p>
      <text:p text:style-name="Standard">Warning message:</text:p>
      <text:p text:style-name="Standard">In ks.test(um100.crf0, rm100.crf0) :</text:p>
      <text:p text:style-name="Standard"><text:s text:c="2"/>p-values will be approximate in the presence of ties</text:p>
      <text:p text:style-name="Standard">&gt; ks.test(um100.crf0, dm100.crf0)</text:p>
      <text:p text:style-name="Standard"></text:p>
      <text:p text:style-name="Standard"><text:tab/>Two-sample Kolmogorov-Smirnov test</text:p>
      <text:p text:style-name="Standard"></text:p>
      <text:p text:style-name="Standard">data: <text:s/>um100.crf0 and dm100.crf0 </text:p>
      <text:p text:style-name="Standard">D = 0.045, p-value = 0.0006083</text:p>
      <text:p text:style-name="Standard">alternative hypothesis: two-sided </text:p>
      <text:p text:style-name="Standard"></text:p>
      <text:p text:style-name="Standard"><text:soft-page-break/>Warning message:</text:p>
      <text:p text:style-name="Standard">In ks.test(um100.crf0, dm100.crf0) :</text:p>
      <text:p text:style-name="P4"><text:s text:c="2"/>p-values will be approximate in the presence of ties</text:p>
      <text:p text:style-name="Standard"/>
      <text:p text:style-name="P3"/>
      <text:p text:style-name="P3"/>
      <text:p text:style-name="P3">Break increment = 0.001</text:p>
      <text:p text:style-name="Standard">&gt; ks.test(um100.crf0, rm100.crf0)</text:p>
      <text:p text:style-name="Standard"></text:p>
      <text:p text:style-name="Standard"><text:tab/>Two-sample Kolmogorov-Smirnov test</text:p>
      <text:p text:style-name="Standard"></text:p>
      <text:p text:style-name="Standard">data: <text:s/>um100.crf0 and rm100.crf0 </text:p>
      <text:p text:style-name="P1">D = 0.0605, p-value = 0.001329</text:p>
      <text:p text:style-name="Standard">alternative hypothesis: two-sided </text:p>
      <text:p text:style-name="Standard"></text:p>
      <text:p text:style-name="Standard">Warning message:</text:p>
      <text:p text:style-name="Standard">In ks.test(um100.crf0, rm100.crf0) :</text:p>
      <text:p text:style-name="Standard"><text:s text:c="2"/>p-values will be approximate in the presence of ties</text:p>
      <text:p text:style-name="Standard">&gt; ks.test(um100.crf0, dm100.crf0)</text:p>
      <text:p text:style-name="Standard"></text:p>
      <text:p text:style-name="Standard"><text:tab/>Two-sample Kolmogorov-Smirnov test</text:p>
      <text:p text:style-name="Standard"></text:p>
      <text:p text:style-name="Standard">data: <text:s/>um100.crf0 and dm100.crf0 </text:p>
      <text:p text:style-name="P1">D = 0.045, p-value = 0.03492</text:p>
      <text:p text:style-name="Standard">alternative hypothesis: two-sided </text:p>
      <text:p text:style-name="Standard"></text:p>
      <text:p text:style-name="Standard">Warning message:</text:p>
      <text:p text:style-name="Standard">In ks.test(um100.crf0, dm100.crf0) :</text:p>
      <text:p text:style-name="Standard"><text:s text:c="2"/>p-values will be approximate in the presence of ties</text:p>
      <text:p text:style-name="Standard">&gt; ks.test(dm100.crf0, rm100.crf0)</text:p>
      <text:p text:style-name="Standard"></text:p>
      <text:p text:style-name="Standard"><text:tab/>Two-sample Kolmogorov-Smirnov test</text:p>
      <text:p text:style-name="Standard"></text:p>
      <text:p text:style-name="Standard">data: <text:s/>dm100.crf0 and rm100.crf0 </text:p>
      <text:p text:style-name="P1">D = 0.0555, p-value = 0.004235</text:p>
      <text:p text:style-name="Standard">alternative hypothesis: two-sided </text:p>
      <text:p text:style-name="Standard"></text:p>
      <text:p text:style-name="Standard">Warning message:</text:p>
      <text:p text:style-name="Standard">In ks.test(dm100.crf0, rm100.crf0) :</text:p>
      <text:p text:style-name="P4"><text:s text:c="2"/>p-values will be approximate in the presence of ties</text:p>
      <text:p text:style-name="Standard"/>
      <text:p text:style-name="Standard"/>
      <text:p text:style-name="P3">Break increment = 0.0015</text:p>
      <text:p text:style-name="Standard">&gt; ks.test(um100.crf0, rm100.crf0)</text:p>
      <text:p text:style-name="Standard"></text:p>
      <text:p text:style-name="Standard"><text:tab/>Two-sample Kolmogorov-Smirnov test</text:p>
      <text:p text:style-name="Standard"></text:p>
      <text:p text:style-name="Standard"><text:soft-page-break/>data: <text:s/>um100.crf0 and rm100.crf0 </text:p>
      <text:p text:style-name="P1">D = 0.06, p-value = 0.0165</text:p>
      <text:p text:style-name="Standard">alternative hypothesis: two-sided </text:p>
      <text:p text:style-name="Standard"></text:p>
      <text:p text:style-name="Standard">Warning message:</text:p>
      <text:p text:style-name="Standard">In ks.test(um100.crf0, rm100.crf0) :</text:p>
      <text:p text:style-name="Standard"><text:s text:c="2"/>p-values will be approximate in the presence of ties</text:p>
      <text:p text:style-name="Standard">&gt; ks.test(um100.crf0, dm100.crf0)</text:p>
      <text:p text:style-name="Standard"></text:p>
      <text:p text:style-name="Standard"><text:tab/>Two-sample Kolmogorov-Smirnov test</text:p>
      <text:p text:style-name="Standard"></text:p>
      <text:p text:style-name="Standard">data: <text:s/>um100.crf0 and dm100.crf0 </text:p>
      <text:p text:style-name="P1">D = 0.045, p-value = 0.1346</text:p>
      <text:p text:style-name="Standard">alternative hypothesis: two-sided </text:p>
      <text:p text:style-name="Standard"></text:p>
      <text:p text:style-name="Standard">Warning message:</text:p>
      <text:p text:style-name="Standard">In ks.test(um100.crf0, dm100.crf0) :</text:p>
      <text:p text:style-name="Standard"><text:s text:c="2"/>p-values will be approximate in the presence of ties</text:p>
      <text:p text:style-name="Standard">&gt; ks.test(dm100.crf0, rm100.crf0)</text:p>
      <text:p text:style-name="Standard"></text:p>
      <text:p text:style-name="Standard"><text:tab/>Two-sample Kolmogorov-Smirnov test</text:p>
      <text:p text:style-name="Standard"></text:p>
      <text:p text:style-name="Standard">data: <text:s/>dm100.crf0 and rm100.crf0 </text:p>
      <text:p text:style-name="P1">D = 0.0555, p-value = 0.03298</text:p>
      <text:p text:style-name="Standard">alternative hypothesis: two-sided </text:p>
      <text:p text:style-name="Standard"></text:p>
      <text:p text:style-name="Standard">Warning message:</text:p>
      <text:p text:style-name="Standard">In ks.test(dm100.crf0, rm100.crf0) :</text:p>
      <text:p text:style-name="P4"><text:s text:c="2"/>p-values will be approximate in the presence of ties</text:p>
      <text:p text:style-name="Standard"/>
      <text:p text:style-name="Standard"/>
      <text:p text:style-name="P3">Break increment = 0.0013</text:p>
      <text:p text:style-name="Standard">&gt; ks.test(um100.crf0, rm100.crf0)</text:p>
      <text:p text:style-name="Standard"></text:p>
      <text:p text:style-name="Standard"><text:tab/>Two-sample Kolmogorov-Smirnov test</text:p>
      <text:p text:style-name="Standard"></text:p>
      <text:p text:style-name="Standard">data: <text:s/>um100.crf0 and rm100.crf0 </text:p>
      <text:p text:style-name="P1">D = 0.0604, p-value = 0.00725</text:p>
      <text:p text:style-name="Standard">alternative hypothesis: two-sided </text:p>
      <text:p text:style-name="Standard"></text:p>
      <text:p text:style-name="Standard">Warning message:</text:p>
      <text:p text:style-name="Standard">In ks.test(um100.crf0, rm100.crf0) :</text:p>
      <text:p text:style-name="Standard"><text:s text:c="2"/>p-values will be approximate in the presence of ties</text:p>
      <text:p text:style-name="Standard">&gt; ks.test(um100.crf0, dm100.crf0)</text:p>
      <text:p text:style-name="Standard"></text:p>
      <text:p text:style-name="Standard"><text:tab/>Two-sample Kolmogorov-Smirnov test</text:p>
      <text:p text:style-name="Standard"></text:p>
      <text:p text:style-name="Standard">data: <text:s/>um100.crf0 and dm100.crf0 </text:p>
      <text:p text:style-name="P1"><text:soft-page-break/>D = 0.0448, p-value = 0.09067</text:p>
      <text:p text:style-name="Standard">alternative hypothesis: two-sided </text:p>
      <text:p text:style-name="Standard"></text:p>
      <text:p text:style-name="Standard">Warning message:</text:p>
      <text:p text:style-name="Standard">In ks.test(um100.crf0, dm100.crf0) :</text:p>
      <text:p text:style-name="Standard"><text:s text:c="2"/>p-values will be approximate in the presence of ties</text:p>
      <text:p text:style-name="Standard">&gt; ks.test(dm100.crf0, rm100.crf0)</text:p>
      <text:p text:style-name="Standard"></text:p>
      <text:p text:style-name="Standard"><text:tab/>Two-sample Kolmogorov-Smirnov test</text:p>
      <text:p text:style-name="Standard"></text:p>
      <text:p text:style-name="Standard">data: <text:s/>dm100.crf0 and rm100.crf0 </text:p>
      <text:p text:style-name="P1">D = 0.0559, p-value = 0.01637</text:p>
      <text:p text:style-name="Standard">alternative hypothesis: two-sided </text:p>
      <text:p text:style-name="Standard"></text:p>
      <text:p text:style-name="Standard">Warning message:</text:p>
      <text:p text:style-name="Standard">In ks.test(dm100.crf0, rm100.crf0) :</text:p>
      <text:p text:style-name="Standard"><text:s text:c="2"/>p-values will be approximate in the presence of ties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8T11:36:45</meta:creation-date>
    <dc:date>2014-10-08T14:56:21</dc:date>
    <meta:editing-duration>PT4M16S</meta:editing-duration>
    <meta:editing-cycles>1</meta:editing-cycles>
    <meta:document-statistic meta:table-count="0" meta:image-count="0" meta:object-count="0" meta:page-count="4" meta:paragraph-count="151" meta:word-count="470" meta:character-count="3841" meta:non-whitespace-character-count="3260"/>
    <meta:generator>LibreOffice/3.5$Linux_x86 LibreOffice_project/350m1$Build-2</meta:generator>
  </office:meta>
</office:document-meta>
</file>